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2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10"/>
    <style:style style:name="ce4" style:family="table-cell" style:parent-style-name="Default" style:data-style-name="N108"/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DE ABBEY – SITE DE PROGRAMAÇÃO</text:p>
          </table:table-cell>
          <table:covered-table-cell/>
        </table:table-row>
        <table:table-row table:style-name="ro1">
          <table:table-cell table:style-name="ce2" office:value-type="float" office:value="41109" calcext:value-type="float">
            <text:p>41.109</text:p>
          </table:table-cell>
          <table:table-cell office:value-type="string" calcext:value-type="string">
            <text:p>RESOLVERAM 1 PROBELMA PELO MENOS</text:p>
          </table:table-cell>
        </table:table-row>
        <table:table-row table:style-name="ro1">
          <table:table-cell table:style-name="ce3" office:value-type="percentage" office:value="0.03" calcext:value-type="percentage">
            <text:p>3%</text:p>
          </table:table-cell>
          <table:table-cell office:value-type="string" calcext:value-type="string">
            <text:p>% DE PESSOAS QUE LEVAM O SITE A SÉRIO</text:p>
          </table:table-cell>
        </table:table-row>
        <table:table-row table:style-name="ro1">
          <table:table-cell table:style-name="ce2" table:formula="of:=[.A2]*[.A3]" office:value-type="float" office:value="1233.27" calcext:value-type="float">
            <text:p>1.233</text:p>
          </table:table-cell>
          <table:table-cell office:value-type="string" calcext:value-type="string">
            <text:p>Nº DE PESSOAS QUE LEVAM O SITE A SÉRIO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Nº DE QUESTÕES RESOLVIDAS POR PESSOAS QUE LEVAM O SITE A SÉRIO (FOLLOWER – SEGUIDOR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º DE PESSOAS QUE LEVAM O SITE A SÉRIO QUE OBTIVERAM O CERTIFICADO</text:p>
          </table:table-cell>
        </table:table-row>
        <table:table-row table:style-name="ro1">
          <table:table-cell table:style-name="ce4" table:formula="of:=[.A6]/[.A4]" office:value-type="percentage" office:value="0.0851395071638814" calcext:value-type="percentage">
            <text:p>8,5%</text:p>
          </table:table-cell>
          <table:table-cell office:value-type="string" calcext:value-type="string">
            <text:p>% DE PESSOAS QUE LEVAM O SITE A SÉRIO QUE OBTIVERAM O CERTIFICAD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º DE QUESTÕES RESOLVIDAS POR MIM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Nº DE QUESTÕES RESOLVIDAS PARA OBTER O GRAU DE PADRE</text:p>
          </table:table-cell>
        </table:table-row>
        <table:table-row table:style-name="ro1">
          <table:table-cell table:style-name="ce4" table:formula="of:=[.A8]/[.A9]" office:value-type="percentage" office:value="0.384615384615385" calcext:value-type="percentage">
            <text:p>38,5%</text:p>
          </table:table-cell>
          <table:table-cell office:value-type="string" calcext:value-type="string">
            <text:p>META ATINGI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BLEMAS/SEMANA</text:p>
          </table:table-cell>
        </table:table-row>
        <table:table-row table:style-name="ro1">
          <table:table-cell table:style-name="ce5" table:formula="of:=(65-[.A8])/([.A11]*4)" office:value-type="float" office:value="2" calcext:value-type="float">
            <text:p>2</text:p>
          </table:table-cell>
          <table:table-cell office:value-type="string" calcext:value-type="string">
            <text:p>MESES APROXIMADAMENTE PARA ATINGIR MET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º QUESTÕES PARA OBTER CERTIFICADO (STARGAZER – VISIONÁRIO)</text:p>
          </table:table-cell>
        </table:table-row>
        <table:table-row table:style-name="ro1">
          <table:table-cell table:style-name="ce5" table:formula="of:=([.A13]*[.A12])/46" office:value-type="float" office:value="6.30434782608696" calcext:value-type="float">
            <text:p>6</text:p>
          </table:table-cell>
          <table:table-cell office:value-type="string" calcext:value-type="string">
            <text:p>MESES APROXIMADAMENTE PARA OBTER CERTIFIC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LY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IV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LLOW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ANATI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EACO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ISHOP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ARGAZE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 DOCTO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ROST ENCHANTE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RD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7" loext:min-decimal-places="17" number:min-integer-digits="1"/>
    </number:number-style>
    <number:number-style style:name="N115">
      <number:number number:decimal-places="18" loext:min-decimal-places="18" number:min-integer-digits="1"/>
    </number:number-style>
    <number:number-style style:name="N116">
      <number:number number:decimal-places="19" loext:min-decimal-places="19" number:min-integer-digits="1"/>
    </number:number-style>
    <number:number-style style:name="N117">
      <number:number number:decimal-places="20" loext:min-decimal-places="2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5:50:10.8551366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05:08:50.601582174</meta:creation-date>
    <dc:date>2020-07-30T05:56:04.146866788</dc:date>
    <meta:editing-duration>PT22M36S</meta:editing-duration>
    <meta:editing-cycles>6</meta:editing-cycles>
    <meta:generator>LibreOffice/6.4.3.2$Linux_X86_64 LibreOffice_project/40$Build-2</meta:generator>
    <meta:document-statistic meta:table-count="1" meta:cell-count="49" meta:object-count="0"/>
  </office:meta>
</office:document-meta>
</file>